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27E9FD8F3988238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13.54cm, 22.11cm, 6.006cm, 17.72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cm" svg:height="5cm" svg:x="7.4cm" svg:y="8cm">
          <draw:image xlink:href="Pictures/10000000000007800000043827E9FD8F398823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9:27:13.200166056</meta:creation-date>
    <dc:date>2017-06-13T19:28:17.749648920</dc:date>
    <meta:editing-duration>PT1M5S</meta:editing-duration>
    <meta:editing-cycles>1</meta:editing-cycles>
    <meta:generator>LibreOffice/5.2.3.2$Linux_x86 LibreOffice_project/20m0$Build-2</meta:generator>
    <meta:document-statistic meta:object-count="1"/>
  </office:meta>
</office:document-meta>
</file>